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553953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60ca48" officeooo:paragraph-rsid="0060ca48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685f7d" officeooo:paragraph-rsid="00685f7d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68f5d" officeooo:paragraph-rsid="00568f5d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6ad18" officeooo:paragraph-rsid="0064d0cb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685f7d" officeooo:paragraph-rsid="00685f7d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style:text-underline-style="none" fo:font-weight="normal" officeooo:rsid="00685f7d" officeooo:paragraph-rsid="00685f7d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b39ed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68f5d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68f5d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a4fd1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913f8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68f5d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a4fd1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d2b20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d2b20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b39ed" officeooo:paragraph-rsid="005b39ed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b39ed" officeooo:paragraph-rsid="005b39ed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b20c4" officeooo:paragraph-rsid="005b20c4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style:text-underline-style="none" fo:font-weight="normal" officeooo:rsid="006b8106" officeooo:paragraph-rsid="006b8106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style:text-underline-style="none" fo:font-weight="normal" officeooo:rsid="006a4fd1" officeooo:paragraph-rsid="006a4fd1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fo:font-size="12pt" style:text-underline-style="none" fo:font-weight="normal" officeooo:rsid="006a4fd1" officeooo:paragraph-rsid="006a4fd1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style:text-underline-style="none" fo:font-weight="normal" officeooo:rsid="006a4fd1" officeooo:paragraph-rsid="006d2b20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6913f8" officeooo:paragraph-rsid="006d2b2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a9698" officeooo:paragraph-rsid="0064d0cb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6913f8"/>
    </style:style>
    <style:style style:name="P31" style:family="paragraph" style:parent-style-name="Standard" style:list-style-name="L3">
      <style:paragraph-properties fo:text-align="start" style:justify-single-word="false"/>
      <style:text-properties officeooo:rsid="006a4fd1" officeooo:paragraph-rsid="006a4fd1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68f5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5bd7c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style:text-underline-style="none" fo:font-weight="normal" officeooo:rsid="005b39e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style:text-underline-style="none" fo:font-weight="normal" officeooo:rsid="00568f5d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style:text-underline-style="none" fo:font-weight="normal" officeooo:rsid="006913f8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style:text-underline-style="none" fo:font-weight="normal" officeooo:rsid="005fae22" style:font-size-asian="12pt" style:font-weight-asian="normal" style:font-size-complex="12pt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45eea0" style:font-weight-asian="normal" style:font-weight-complex="normal"/>
    </style:style>
    <style:style style:name="T14" style:family="text">
      <style:text-properties style:text-underline-style="none" fo:font-weight="normal" officeooo:rsid="0061d0ac" style:font-weight-asian="normal" style:font-weight-complex="normal"/>
    </style:style>
    <style:style style:name="T15" style:family="text">
      <style:text-properties style:text-underline-style="none" fo:font-weight="normal" officeooo:rsid="00685f7d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61d0ac" style:font-weight-asian="bold" style:font-weight-complex="bold"/>
    </style:style>
    <style:style style:name="T18" style:family="text">
      <style:text-properties officeooo:rsid="0035db3e"/>
    </style:style>
    <style:style style:name="T19" style:family="text">
      <style:text-properties officeooo:rsid="00568f5d"/>
    </style:style>
    <style:style style:name="T20" style:family="text">
      <style:text-properties officeooo:rsid="005834c6"/>
    </style:style>
    <style:style style:name="T21" style:family="text">
      <style:text-properties officeooo:rsid="005b227f"/>
    </style:style>
    <style:style style:name="T22" style:family="text">
      <style:text-properties officeooo:rsid="005b39e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b39ed" style:font-weight-asian="bold" style:font-weight-complex="bold"/>
    </style:style>
    <style:style style:name="T25" style:family="text">
      <style:text-properties fo:font-weight="bold" officeooo:rsid="005b227f" style:font-weight-asian="bold" style:font-weight-complex="bold"/>
    </style:style>
    <style:style style:name="T26" style:family="text">
      <style:text-properties fo:font-weight="bold" officeooo:rsid="0061d0ac" style:font-weight-asian="bold" style:font-weight-complex="bold"/>
    </style:style>
    <style:style style:name="T27" style:family="text">
      <style:text-properties fo:font-weight="bold" officeooo:rsid="00675955" style:font-weight-asian="bold" style:font-weight-complex="bold"/>
    </style:style>
    <style:style style:name="T28" style:family="text">
      <style:text-properties fo:font-weight="bold" officeooo:rsid="00685f7d" style:font-weight-asian="bold" style:font-weight-complex="bold"/>
    </style:style>
    <style:style style:name="T29" style:family="text">
      <style:text-properties officeooo:rsid="005dd640"/>
    </style:style>
    <style:style style:name="T30" style:family="text">
      <style:text-properties officeooo:rsid="0063c371"/>
    </style:style>
    <style:style style:name="T3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58cd89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64d0cb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35" style:family="text">
      <style:text-properties officeooo:rsid="0064dae7"/>
    </style:style>
    <style:style style:name="T36" style:family="text">
      <style:text-properties officeooo:rsid="00675955"/>
    </style:style>
    <style:style style:name="T37" style:family="text">
      <style:text-properties officeooo:rsid="0061d0ac"/>
    </style:style>
    <style:style style:name="T38" style:family="text">
      <style:text-properties officeooo:rsid="0068782f"/>
    </style:style>
    <style:style style:name="T39" style:family="text">
      <style:text-properties officeooo:rsid="006913f8"/>
    </style:style>
    <style:style style:name="T40" style:family="text">
      <style:text-properties officeooo:rsid="006a4fd1"/>
    </style:style>
    <style:style style:name="T41" style:family="text">
      <style:text-properties officeooo:rsid="006c800c"/>
    </style:style>
    <style:style style:name="T42" style:family="text">
      <style:text-properties officeooo:rsid="006d2b2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18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D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5"><text:span text:style-name="T1">2</text:span><text:span text:style-name="T3">0</text:span><text:span text:style-name="T6">4</text:span><text:span text:style-name="T2"> -</text:span><text:span text:style-name="T4"> Ground -</text:span><text:span text:style-name="T2"> </text:span><text:span text:style-name="T5">Preflight</text:span></text:p>
      <text:p text:style-name="P4"/>
      <text:p text:style-name="P1"><text:span text:style-name="T35">General </text:span><text:span text:style-name="T19">Preflight</text:span> Checklist<text:span text:style-name="T20"> -- WIP</text:span></text:p>
      <text:list xml:id="list1391227358" text:style-name="L1">
        <text:list-item>
          <text:p text:style-name="P6"><text:span text:style-name="T13">S</text:span><text:span text:style-name="T12">et up armament on ARMT </text:span><text:span text:style-name="T15">A/A and A/G </text:span><text:span text:style-name="T12">LOAD pages</text:span><text:span text:style-name="T14">:</text:span></text:p>
          <text:list>
            <text:list-item>
              <text:p text:style-name="P10"><text:span text:style-name="T37">On any MFD, go to </text:span><text:span text:style-name="T26">ARMT</text:span><text:span text:style-name="T37"> page</text:span>.</text:p>
            </text:list-item>
            <text:list-item>
              <text:p text:style-name="P7"><text:span text:style-name="T17">A</text:span><text:span text:style-name="T16">/G weapons</text:span><text:span text:style-name="T12">:</text:span></text:p>
              <text:list>
                <text:list-item>
                  <text:p text:style-name="P10">Press <text:span text:style-name="T23">A/G LOAD</text:span> OSB (<text:span text:style-name="T23">B2 OSB</text:span>).</text:p>
                </text:list-item>
                <text:list-item>
                  <text:p text:style-name="P10">Press <text:span text:style-name="T23">STEP</text:span> OSB to cycle through weapons to find a weapon you are carrying. <text:s/>Press the <text:span text:style-name="T23">corresponding OSB</text:span> to box the weapon. <text:s/>Then press the <text:span text:style-name="T23">OSBs at the top</text:span> corresponding to the pylons those weapons are on (left wing, left CFT, centerline, right CFT, right wing, respectively).</text:p>
                </text:list-item>
                <text:list-item>
                  <text:p text:style-name="P10"><text:span text:style-name="T23">Repeat step 2</text:span> for each type of A/G weapon you're carrying.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1">Some weapons (CBUs, maybe others) have <text:span text:style-name="T23">advanced fuzing options</text:span> (e.g. spin and height) that can only be set on this screen<text:span text:style-name="T41">:</text:span> <text:span text:style-name="T23">FUZE</text:span> OSB (B2 OSB).</text:p>
                </text:list-item>
                <text:list-item>
                  <text:p text:style-name="P11">For <text:span text:style-name="T23">GBU-12</text:span> and <text:span text:style-name="T23">GBU-10</text:span>, it doesn't matter which variant you pick, but recommended to pick the ones with the highest letter for consistency.</text:p>
                </text:list-item>
              </text:list>
            </text:list-item>
          </text:list>
        </text:list-item>
      </text:list>
      <text:list xml:id="list112743894995232" text:continue-list="list1391227358" text:style-name="L1">
        <text:list-item>
          <text:list>
            <text:list-item>
              <text:p text:style-name="P10"><text:span text:style-name="T23">A/A weapons</text:span>:</text:p>
              <text:list>
                <text:list-item>
                  <text:p text:style-name="P10">Press <text:span text:style-name="T23">A/A LOAD</text:span> OSB (<text:span text:style-name="T23">B3 OSB</text:span>).</text:p>
                </text:list-item>
                <text:list-item>
                  <text:p text:style-name="P10"><text:span text:style-name="T23">AMRAAMs</text:span> are detected automatically, but <text:span text:style-name="T23">Sparrows</text:span> and <text:span text:style-name="T23">Sidewinders</text:span> may not have the correct variants. <text:s/>Press corresponding OSBs to cycle missile types??</text:p>
                </text:list-item>
              </text:list>
            </text:list-item>
          </text:list>
        </text:list-item>
        <text:list-item>
          <text:p text:style-name="P8"><text:span text:style-name="T13">S</text:span><text:span text:style-name="T12">et up HUD:</text:span></text:p>
          <text:list>
            <text:list-item>
              <text:p text:style-name="P12">On UFC, press <text:span text:style-name="T23">DATA</text:span> button<text:span text:style-name="T22"> to go to DATA</text:span><text:span text:style-name="T30"> 1</text:span><text:span text:style-name="T22"> menu.</text:span></text:p>
            </text:list-item>
            <text:list-item>
              <text:p text:style-name="P12"><text:span text:style-name="T22">P</text:span>ress <text:span text:style-name="T23">R2 OSB</text:span> to add <text:span text:style-name="T23">radar altimeter</text:span> readout to HUD<text:span text:style-name="T22">.</text:span></text:p>
            </text:list-item>
            <text:list-item>
              <text:p text:style-name="P21">Press <text:span text:style-name="T23">L3</text:span> or <text:span text:style-name="T23">L4 OSB</text:span> to add <text:span text:style-name="T23">true airspeed</text:span> or <text:span text:style-name="T23">ground speed</text:span>, respectively, to HUD.</text:p>
            </text:list-item>
          </text:list>
        </text:list-item>
        <text:list-item>
          <text:p text:style-name="P13">Set <text:span text:style-name="T22">or disable </text:span><text:span text:style-name="T23">Low Altitude Warning</text:span>:</text:p>
          <text:list>
            <text:list-item>
              <text:p text:style-name="P12">On UFC<text:span text:style-name="T22">, go to </text:span><text:span text:style-name="T24">main menu</text:span><text:span text:style-name="T22">.</text:span></text:p>
            </text:list-item>
            <text:list-item>
              <text:p text:style-name="P12">First line shows <text:span text:style-name="T23">LAW</text:span> altitude.</text:p>
            </text:list-item>
            <text:list-item>
              <text:p text:style-name="P21">To <text:span text:style-name="T23">disable</text:span> LAW warning, press <text:span text:style-name="T23">L1 OSB</text:span> with nothing in the scratchpad.</text:p>
            </text:list-item>
            <text:list-item>
              <text:p text:style-name="P12">To <text:span text:style-name="T23">change</text:span><text:span text:style-name="T22"> LAW warning</text:span>, enter new value on <text:span text:style-name="T22">scratchpad</text:span>, then press <text:span text:style-name="T23">L1 OSB</text:span> to set LAW.</text:p>
            </text:list-item>
          </text:list>
        </text:list-item>
        <text:list-item>
          <text:p text:style-name="P23">Set <text:span text:style-name="T23">BINGO</text:span> with knob on fuel panel (instrument panel above right knee)<text:span text:style-name="T21">, </text:span><text:span text:style-name="T25">4000 lbs</text:span><text:span text:style-name="T21"> is a good default.</text:span></text:p>
        </text:list-item>
        <text:list-item>
          <text:p text:style-name="P13">Program MFDs:</text:p>
          <text:list>
            <text:list-item>
              <text:p text:style-name="P9"><text:span text:style-name="T31">Go to </text:span><text:span text:style-name="T33">MFD </text:span><text:span text:style-name="T31">Menu, </text:span><text:span text:style-name="T34">PROG</text:span><text:span text:style-name="T31"> OSB, </text:span><text:span text:style-name="T33">then </text:span><text:span text:style-name="T32">press OSBs to set the order that the pages will be when scrolled.</text:span></text:p>
            </text:list-item>
            <text:list-item>
              <text:p text:style-name="P29"><text:span text:style-name="T23">Center MFD</text:span> always goes to <text:span text:style-name="T23">ADI</text:span> first, <text:span text:style-name="T23">right MFD</text:span> always goes to <text:span text:style-name="T23">TEWS</text:span> first, so probably don't have to program those specifically.</text:p>
            </text:list-item>
          </text:list>
        </text:list-item>
      </text:list>
      <text:list text:style-name="L3">
        <text:list-item>
          <text:list>
            <text:list-item>
              <text:p text:style-name="P30"><text:span text:style-name="T9">Suggested layouts</text:span><text:span text:style-name="T10"> </text:span><text:span text:style-name="T11">(screens marked with [brackets] are defaults that can't be changed)</text:span><text:span text:style-name="T8">:</text:span></text:p>
              <text:list>
                <text:list-item>
                  <text:p text:style-name="P31"><text:span text:style-name="T8">L</text:span><text:span text:style-name="T7">ayout considerations:</text:span></text:p>
                  <text:list>
                    <text:list-item>
                      <text:p text:style-name="P24">It's useful to have some duplicate screens, so you don't have to switch away from a screen you're monitoring when you want to do something else.</text:p>
                    </text:list-item>
                    <text:list-item>
                      <text:p text:style-name="P25">TEWS is the default right MFD screen, therefore might be good to pair with radar on the left, especially for A/A.</text:p>
                    </text:list-item>
                    <text:list-item>
                      <text:p text:style-name="P25">With human WSO, may be less important to have the TPOD up front, although still useful for cueing the pilot and getting a second set of eyes on the screen.</text:p>
                    </text:list-item>
                    <text:list-item>
                      <text:p text:style-name="P25">In back seat, it's useful to have the ARMT page up to confirm when a bomb comes off, and useful to have the HUD to watch airspeed, altitude, and see what the pilot is doing.</text:p>
                    </text:list-item>
                  </text:list>
                </text:list-item>
                <text:list-item>
                  <text:p text:style-name="P31"><text:span text:style-name="T8">F</text:span><text:span text:style-name="T7">ront seat:</text:span></text:p>
                </text:list-item>
              </text:list>
            </text:list-item>
          </text:list>
        </text:list-item>
      </text:list>
      <text:list xml:id="list398472008" text:style-name="L4">
        <text:list-item>
          <text:list>
            <text:list-item>
              <text:list>
                <text:list-item>
                  <text:list>
                    <text:list-item>
                      <text:p text:style-name="P28"><text:span text:style-name="T42">Recommended</text:span> layout<text:span text:style-name="T40">;</text:span> radar on left allows default TEWS on right at the same time:</text:p>
                      <text:list>
                        <text:list-item>
                          <text:p text:style-name="P20"><text:span text:style-name="T23">Left</text:span><text:span text:style-name="T28"> MPD</text:span>: <text:span text:style-name="T39">A/A </text:span><text:span text:style-name="T40">RDR</text:span><text:span text:style-name="T39">, A/G </text:span><text:span text:style-name="T40">RDR</text:span><text:span text:style-name="T39">, </text:span><text:span text:style-name="T22">TPOD</text:span></text:p>
                        </text:list-item>
                        <text:list-item>
                          <text:p text:style-name="P20"><text:span text:style-name="T23">Right</text:span><text:span text:style-name="T28"> MPD</text:span>: <text:span text:style-name="T22">[</text:span>TEWS<text:span text:style-name="T22">]</text:span>, <text:span text:style-name="T39">TPOD, HSI, ARMT</text:span></text:p>
                        </text:list-item>
                        <text:list-item>
                          <text:p text:style-name="P20"><text:span text:style-name="T23">Center </text:span><text:span text:style-name="T28">MPCD</text:span>: <text:span text:style-name="T22">[ADI], </text:span>TSD<text:span text:style-name="T22">, HSI</text:span><text:span text:style-name="T38">, ARMT</text:span></text:p>
                        </text:list-item>
                      </text:list>
                    </text:list-item>
                    <text:list-item>
                      <text:p text:style-name="P22">F-18 style:</text:p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23">Left</text:span><text:span text:style-name="T28"> MPD</text:span>: <text:span text:style-name="T22">ARMT, TPOD</text:span><text:span text:style-name="T38">, HSI</text:span></text:p>
                        </text:list-item>
                        <text:list-item>
                          <text:p text:style-name="P15"><text:span text:style-name="T23">Right</text:span><text:span text:style-name="T28"> MPD</text:span>: <text:span text:style-name="T22">[</text:span>TEWS<text:span text:style-name="T22">]</text:span>, <text:span text:style-name="T22">A/A </text:span><text:span text:style-name="T40">RDR</text:span><text:span text:style-name="T22">, A/G </text:span><text:span text:style-name="T40">RDR</text:span><text:span text:style-name="T22">, </text:span>TPOD</text:p>
                        </text:list-item>
                        <text:list-item>
                          <text:p text:style-name="P14"><text:span text:style-name="T23">Center </text:span><text:span text:style-name="T28">MPCD</text:span>: <text:span text:style-name="T22">[ADI], </text:span>TSD<text:span text:style-name="T22">, HSI</text:span><text:span text:style-name="T38">, ARM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99605278" text:style-name="L6">
        <text:list-item>
          <text:list>
            <text:list-item>
              <text:list>
                <text:list-item>
                  <text:p text:style-name="P17"><text:span text:style-name="T40">Back</text:span> seat<text:span text:style-name="T29"> -- WIP</text:span><text:span text:style-name="T36"> (programming MFDs in back seat not yet implemented)</text:span>:</text:p>
                  <text:list>
                    <text:list-item>
                      <text:p text:style-name="P27">TPOD on right, similar to front seat layout:</text:p>
                      <text:list>
                        <text:list-item>
                          <text:p text:style-name="P19"><text:span text:style-name="T23">Left </text:span><text:span text:style-name="T27">MPCD</text:span>: <text:span text:style-name="T36">ARMT, HUD, </text:span>TSD</text:p>
                        </text:list-item>
                        <text:list-item>
                          <text:p text:style-name="P19"><text:span text:style-name="T23">Left </text:span><text:span text:style-name="T27">MPD</text:span>: <text:span text:style-name="T36">A/G </text:span><text:span text:style-name="T40">RDR</text:span><text:span text:style-name="T36">, A/A </text:span><text:span text:style-name="T40">RDR</text:span></text:p>
                        </text:list-item>
                        <text:list-item>
                          <text:p text:style-name="P19"><text:span text:style-name="T23">Right </text:span><text:span text:style-name="T27">MPD</text:span>: <text:span text:style-name="T36">TPOD</text:span></text:p>
                        </text:list-item>
                        <text:list-item>
                          <text:p text:style-name="P19"><text:span text:style-name="T23">Right </text:span><text:span text:style-name="T27">MPCD</text:span>: <text:span text:style-name="T36">TEWS, HSI, ARMT</text:span></text:p>
                        </text:list-item>
                      </text:list>
                    </text:list-item>
                    <text:list-item>
                      <text:p text:style-name="P26">TPOD on left:</text:p>
                      <text:list>
                        <text:list-item>
                          <text:p text:style-name="P17"><text:span text:style-name="T23">Left </text:span><text:span text:style-name="T27">MPCD</text:span>: <text:span text:style-name="T36">ARMT, HUD, </text:span>TSD</text:p>
                        </text:list-item>
                        <text:list-item>
                          <text:p text:style-name="P17"><text:span text:style-name="T23">Left </text:span><text:span text:style-name="T27">MPD</text:span>: <text:span text:style-name="T36">TPOD</text:span></text:p>
                        </text:list-item>
                        <text:list-item>
                          <text:p text:style-name="P17"><text:span text:style-name="T23">Right </text:span><text:span text:style-name="T27">MPD</text:span>: <text:span text:style-name="T36">A/G </text:span><text:span text:style-name="T40">RDR</text:span><text:span text:style-name="T36">, A/A </text:span><text:span text:style-name="T40">RDR</text:span></text:p>
                        </text:list-item>
                        <text:list-item>
                          <text:p text:style-name="P17"><text:span text:style-name="T23">Right </text:span><text:span text:style-name="T27">MPCD</text:span>: <text:span text:style-name="T36">TEWS, HSI, ARM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2T11:27:43.325000000</dc:date>
    <meta:editing-duration>P1DT1H29M56S</meta:editing-duration>
    <meta:editing-cycles>8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8" meta:word-count="627" meta:character-count="3182" meta:non-whitespace-character-count="2660"/>
  </office:meta>
</office:document-meta>
</file>